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loext:padding="0.049cm" loext:border="0.06pt solid #d9d9e3"/>
    </style:style>
    <style:style style:name="P2" style:family="paragraph" style:parent-style-name="Text_20_body">
      <style:paragraph-properties fo:margin-top="0cm" fo:margin-bottom="0cm" loext:contextual-spacing="false" fo:padding="0.049cm" fo:border="0.06pt solid #d9d9e3"/>
      <style:text-properties loext:padding="0.049cm" loext:border="0.06pt solid #d9d9e3"/>
    </style:style>
    <style:style style:name="P3" style:family="paragraph" style:parent-style-name="Text_20_body">
      <style:paragraph-properties fo:margin-top="0cm" fo:margin-bottom="0cm" loext:contextual-spacing="false"/>
      <style:text-properties loext:padding="0.049cm" loext:border="0.06pt solid #d9d9e3"/>
    </style:style>
    <style:style style:name="P4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5" style:family="paragraph" style:parent-style-name="Heading_20_3">
      <style:paragraph-properties fo:padding="0.049cm" fo:border="0.06pt solid #d9d9e3"/>
      <style:text-properties loext:padding="0.049cm" loext:border="0.06pt solid #d9d9e3"/>
    </style:style>
    <style:style style:name="P6" style:family="paragraph" style:parent-style-name="Preformatted_20_Text">
      <style:paragraph-properties fo:padding="0.049cm" fo:border="0.06pt solid #d9d9e3"/>
    </style:style>
    <style:style style:name="P7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8" style:family="paragraph" style:parent-style-name="Heading_20_3">
      <style:text-properties loext:padding="0.049cm" loext:border="0.06pt solid #d9d9e3"/>
    </style:style>
    <style:style style:name="P9" style:family="paragraph" style:parent-style-name="Preformatted_20_Text">
      <style:paragraph-properties fo:margin-top="0cm" fo:margin-bottom="0.499cm" loext:contextual-spacing="false" fo:padding="0.049cm" fo:border="0.06pt solid #d9d9e3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 loext:padding="0.049cm" loext:border="0.06pt solid #d9d9e3"/>
    </style:style>
    <style:style style:name="P12" style:family="paragraph" style:parent-style-name="Heading_20_3">
      <style:paragraph-properties fo:padding="0.049cm" fo:border="0.06pt solid #d9d9e3"/>
      <style:text-properties loext:padding="0.049cm" loext:border="0.06pt solid #d9d9e3"/>
    </style:style>
    <style:style style:name="P13" style:family="paragraph" style:parent-style-name="Preformatted_20_Text" style:list-style-name="L4">
      <style:paragraph-properties fo:padding="0.049cm" fo:border="0.06pt solid #d9d9e3"/>
      <style:text-properties loext:padding="0.049cm" loext:border="0.06pt solid #d9d9e3"/>
    </style:style>
    <style:style style:name="P14" style:family="paragraph" style:parent-style-name="Preformatted_20_Text" style:list-style-name="L4">
      <style:paragraph-properties fo:padding="0.049cm" fo:border="0.06pt solid #d9d9e3"/>
    </style:style>
    <style:style style:name="P15" style:family="paragraph" style:parent-style-name="Preformatted_20_Text" style:list-style-name="L4">
      <style:paragraph-properties fo:margin-top="0cm" fo:margin-bottom="0.499cm" loext:contextual-spacing="false" fo:padding="0.049cm" fo:border="0.06pt solid #d9d9e3"/>
    </style:style>
    <style:style style:name="P16" style:family="paragraph" style:parent-style-name="Text_20_body" style:list-style-name="L1">
      <style:paragraph-properties fo:padding="0.049cm" fo:border="0.06pt solid #d9d9e3"/>
    </style:style>
    <style:style style:name="P17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2">
      <style:paragraph-properties fo:padding="0.049cm" fo:border="0.06pt solid #d9d9e3"/>
    </style:style>
    <style:style style:name="P19" style:family="paragraph" style:parent-style-name="Text_20_body" style:list-style-name="L3">
      <style:paragraph-properties fo:padding="0.049cm" fo:border="0.06pt solid #d9d9e3"/>
    </style:style>
    <style:style style:name="P20" style:family="paragraph" style:parent-style-name="Text_20_body" style:list-style-name="L4">
      <style:paragraph-properties fo:padding="0.049cm" fo:border="0.06pt solid #d9d9e3"/>
    </style:style>
    <style:style style:name="P21" style:family="paragraph" style:parent-style-name="Text_20_body" style:list-style-name="L5">
      <style:paragraph-properties fo:padding="0.049cm" fo:border="0.06pt solid #d9d9e3"/>
    </style:style>
    <style:style style:name="P22" style:family="paragraph" style:parent-style-name="Text_20_body" style:list-style-name="L6">
      <style:paragraph-properties fo:padding="0.049cm" fo:border="0.06pt solid #d9d9e3"/>
    </style:style>
    <style:style style:name="P23" style:family="paragraph" style:parent-style-name="Text_20_body" style:list-style-name="L7">
      <style:paragraph-properties fo:padding="0.049cm" fo:border="0.06pt solid #d9d9e3"/>
    </style:style>
    <style:style style:name="P24" style:family="paragraph" style:parent-style-name="Text_20_body" style:list-style-name="L1">
      <style:paragraph-properties fo:margin-top="0cm" fo:margin-bottom="0cm" loext:contextual-spacing="false" fo:padding="0.049cm" fo:border="0.06pt solid #d9d9e3"/>
      <style:text-properties loext:padding="0.049cm" loext:border="0.06pt solid #d9d9e3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 loext:padding="0.049cm" loext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Дополнительные методы прогнозирования цен криптовалюты:</text:h>
      <text:list xml:id="list411575170" text:style-name="L1">
        <text:list-item>
          <text:p text:style-name="P16"><text:span text:style-name="Strong_20_Emphasis"><text:span text:style-name="T1">Особенности техники</text:span></text:span><text:span text:style-name="T1"> :</text:span></text:p>
          <text:list>
            <text:list-item>
              <text:p text:style-name="P24">Использование других функций, таких как объем торгов, скользящие средние или внешние факторы, такие как настроения рынка.</text:p>
            </text:list-item>
          </text:list>
        </text:list-item>
        <text:list-item>
          <text:p text:style-name="P16"><text:span text:style-name="Strong_20_Emphasis"><text:span text:style-name="T1">Настройка гиперпараметров</text:span></text:span><text:span text:style-name="T1"> :</text:span></text:p>
          <text:list>
            <text:list-item>
              <text:p text:style-name="P24">Поэкспериментируйте с количеством слоев, единицами в каждом слое, частотой отсева и другими параметрами.</text:p>
            </text:list-item>
          </text:list>
        </text:list-item>
        <text:list-item>
          <text:p text:style-name="P16"><text:span text:style-name="Strong_20_Emphasis"><text:span text:style-name="T1">Перекрестная проверка</text:span></text:span><text:span text:style-name="T1"> :</text:span></text:p>
          <text:list>
            <text:list-item>
              <text:p text:style-name="P24">Это позволяет создать более надежную модель путем обучения на различных подмножествах данных.</text:p>
            </text:list-item>
          </text:list>
        </text:list-item>
        <text:list-item>
          <text:p text:style-name="P16"><text:span text:style-name="Strong_20_Emphasis"><text:span text:style-name="T1">Регуляризация</text:span></text:span><text:span text:style-name="T1"> :</text:span></text:p>
          <text:list>
            <text:list-item>
              <text:p text:style-name="P24">Чтобы предотвратить переобучение, особенно если вы используете сложную модель, такую ​​​​как LSTM.</text:p>
            </text:list-item>
          </text:list>
        </text:list-item>
      </text:list>
      <text:p text:style-name="P2">Методы регуляризации могут помочь предотвратить переобучение в нейронных сетях, включая LSTM. Одним из распространенных подходов является добавление терминов регуляризации в определения слоев, в частности с использованием параметров <text:span text:style-name="Source_20_Text">kernel_regularizer</text:span>, <text:span text:style-name="Source_20_Text">recurrent_regularizer</text:span>и <text:span text:style-name="Source_20_Text">bias_regularizer</text:span>.</text:p>
      <text:p text:style-name="P2">Я добавил регуляризацию L1 и L2 к слоям <text:span text:style-name="Source_20_Text">LSTM</text:span>и <text:span text:style-name="Source_20_Text">Dense</text:span>. Это добавляет штрафные санкции к функции потерь, которую модель пытается минимизировать, тем самым препятствуя созданию слишком сложных моделей, которые соответствуют шуму в обучающих данных.</text:p>
      <text:p text:style-name="P2"/>
      <text:list xml:id="list214318195287680" text:continue-numbering="true" text:style-name="L1">
        <text:list-item>
          <text:p text:style-name="P16"><text:span text:style-name="Strong_20_Emphasis"><text:span text:style-name="T1">Ансамблевые методы</text:span></text:span><text:span text:style-name="T1"> :</text:span></text:p>
          <text:list>
            <text:list-item>
              <text:p text:style-name="P24">Использование комбинации различных моделей для окончательного прогноза также может быть очень эффективным.</text:p>
            </text:list-item>
          </text:list>
        </text:list-item>
        <text:list-item>
          <text:p text:style-name="P16"><text:span text:style-name="Strong_20_Emphasis"><text:span text:style-name="T1">Поступательная проверка</text:span></text:span><text:span text:style-name="T1"> :</text:span></text:p>
          <text:list>
            <text:list-item>
              <text:p text:style-name="P24">Для таких данных временных рядов предварительная проверка может быть более подходящей, чем простое разделение обучения и тестирования.</text:p>
            </text:list-item>
          </text:list>
        </text:list-item>
        <text:list-item>
          <text:p text:style-name="P16"><text:span text:style-name="Strong_20_Emphasis"><text:span text:style-name="T1">Анализ настроений</text:span></text:span><text:span text:style-name="T1"> :</text:span></text:p>
          <text:list>
            <text:list-item>
              <text:p text:style-name="P24">Включите новости или настроения в социальных сетях в качестве функции.</text:p>
            </text:list-item>
          </text:list>
        </text:list-item>
        <text:list-item>
          <text:p text:style-name="P16"><text:span text:style-name="Strong_20_Emphasis"><text:span text:style-name="T1">Технические индикаторы</text:span></text:span><text:span text:style-name="T1"> :</text:span></text:p>
          <text:list>
            <text:list-item>
              <text:p text:style-name="P24"><text:soft-page-break/>RSI, MACD и другие технические индикаторы часто используются в торговле и могут оказаться полезными.</text:p>
            </text:list-item>
          </text:list>
        </text:list-item>
        <text:list-item>
          <text:p text:style-name="P16"><text:span text:style-name="Strong_20_Emphasis"><text:span text:style-name="T1">Бэктестирование</text:span></text:span><text:span text:style-name="T1"> :</text:span></text:p>
          <text:list>
            <text:list-item>
              <text:p text:style-name="P24">После обучения вашей модели проведите ее тестирование на исторических данных, чтобы увидеть, как она работала бы.</text:p>
            </text:list-item>
          </text:list>
        </text:list-item>
        <text:list-item>
          <text:p text:style-name="P16"><text:span text:style-name="Strong_20_Emphasis"><text:span text:style-name="T1">Вероятностные модели</text:span></text:span><text:span text:style-name="T1"> :</text:span></text:p>
          <text:list>
            <text:list-item>
              <text:p text:style-name="P24">Иногда полезно предсказать диапазон возможных цен, а не одну цену.</text:p>
            </text:list-item>
          </text:list>
        </text:list-item>
        <text:list-item>
          <text:p text:style-name="P16"><text:span text:style-name="Strong_20_Emphasis"><text:span text:style-name="T1">Проверка в реальном времени</text:span></text:span><text:span text:style-name="T1"> :</text:span></text:p>
          <text:list>
            <text:list-item>
              <text:p text:style-name="P17">Наконец, проверьте модель, используя данные в реальном времени, поскольку рынки криптовалют очень нестабильны и могут вести себя иначе, чем ваш набор для обучения и тестирования.</text:p>
            </text:list-item>
          </text:list>
        </text:list-item>
      </text:list>
      <text:p text:style-name="P4">Помните, что цель состоит не только в том, чтобы улучшить производительность вашего текущего набора тестов, но и в том, чтобы создать модель, которая хорошо обобщает новые, ранее неизвестные данные.</text:p>
      <text:h text:style-name="P8" text:outline-level="3">Методы анализа цен криптовалют</text:h>
      <text:list xml:id="list2969746452" text:style-name="L2">
        <text:list-item>
          <text:p text:style-name="P18"><text:span text:style-name="Strong_20_Emphasis"><text:span text:style-name="T1">Скользящие средние</text:span></text:span><text:span text:style-name="T1"> : один из самых простых, но эффективных индикаторов, которые можно использовать для понимания тренда.</text:span></text:p>
        </text:list-item>
        <text:list-item>
          <text:p text:style-name="P18"><text:span text:style-name="Strong_20_Emphasis"><text:span text:style-name="T1">Индекс относительной силы (RSI)</text:span></text:span><text:span text:style-name="T1"> : Чтобы понять, перекуплен или перепродан актив.</text:span></text:p>
        </text:list-item>
        <text:list-item>
          <text:p text:style-name="P18"><text:span text:style-name="Strong_20_Emphasis"><text:span text:style-name="T1">Полосы Боллинджера</text:span></text:span><text:span text:style-name="T1"> : для понимания волатильности и вероятных разворотов направления рынка.</text:span></text:p>
        </text:list-item>
        <text:list-item>
          <text:p text:style-name="P18"><text:span text:style-name="Strong_20_Emphasis"><text:span text:style-name="T1">MACD</text:span></text:span><text:span text:style-name="T1"> : Схождение и расхождение скользящих средних, еще один индикатор импульса, следующий за трендом.</text:span></text:p>
        </text:list-item>
        <text:list-item>
          <text:p text:style-name="P18"><text:span text:style-name="Strong_20_Emphasis"><text:span text:style-name="T1">Преобразования Фурье</text:span></text:span><text:span text:style-name="T1"> : для обнаружения периодических компонентов в данных о ценах.</text:span></text:p>
        </text:list-item>
        <text:list-item>
          <text:p text:style-name="P18"><text:span text:style-name="Strong_20_Emphasis"><text:span text:style-name="T1">Модели авторегрессии</text:span></text:span><text:span text:style-name="T1"> : как и ARIMA, для прогнозирования будущих цен на основе прошлых значений.</text:span></text:p>
        </text:list-item>
        <text:list-item>
          <text:p text:style-name="P18"><text:span text:style-name="Strong_20_Emphasis"><text:span text:style-name="T1">Модели машинного обучения</text:span></text:span><text:span text:style-name="T1"> : такие как случайный лес, повышение градиента, LSTM для распознавания сложных образов.</text:span></text:p>
        </text:list-item>
      </text:list>
      <text:p text:style-name="Text_20_body"><text:line-break/></text:p>
      <text:p text:style-name="Text_20_body"><text:soft-page-break/></text:p>
      <text:p text:style-name="Text_20_body"/>
      <text:list xml:id="list1776953394" text:style-name="L3">
        <text:list-item>
          <text:p text:style-name="P19"><text:span text:style-name="Strong_20_Emphasis"><text:span text:style-name="T1">Отсутствующие данные</text:span></text:span><text:span text:style-name="T1"> : код не обрабатывает отсутствующие данные, за исключением </text:span><text:span text:style-name="Source_20_Text"><text:span text:style-name="T1">calculate_chaikin_money_flow</text:span></text:span><text:span text:style-name="T1">функции. Возможно, вам захочется обработать недостающие данные для всех функций.</text:span></text:p>
        </text:list-item>
        <text:list-item>
          <text:p text:style-name="P19"><text:span text:style-name="Strong_20_Emphasis"><text:span text:style-name="T1">Повторение</text:span></text:span><text:span text:style-name="T1"> : некоторые модули и строки повторяются несколько раз (например, </text:span><text:span text:style-name="Source_20_Text"><text:span text:style-name="T1">StandardScaler</text:span></text:span><text:span text:style-name="T1">, </text:span><text:span text:style-name="Source_20_Text"><text:span text:style-name="T1">GradientBoostingRegressor</text:span></text:span><text:span text:style-name="T1">, </text:span><text:span text:style-name="Source_20_Text"><text:span text:style-name="T1">train_test_split</text:span></text:span><text:span text:style-name="T1">). Обязательно очистите код, чтобы удалить дубликаты.</text:span></text:p>
        </text:list-item>
        <text:list-item>
          <text:p text:style-name="P19"><text:span text:style-name="Strong_20_Emphasis"><text:span text:style-name="T1">Отладка и проверка</text:span></text:span><text:span text:style-name="T1"> . Комментарии или операторы печати, которые проверяют форму и тип фреймов данных и массивов, могут помочь при отладке, но их часто лучше размещать в среде тестирования.</text:span></text:p>
        </text:list-item>
        <text:list-item>
          <text:p text:style-name="P19"><text:span text:style-name="Strong_20_Emphasis"><text:span text:style-name="T1">Отбросить временную метку</text:span></text:span><text:span text:style-name="T1"> : вы удалили </text:span><text:span text:style-name="Source_20_Text"><text:span text:style-name="T1">'KLINE_START_TIME', 'KLINE_END_TIME'</text:span></text:span><text:span text:style-name="T1">наборы данных поезда и тестирования, но если эти столбцы есть в вашем DataFrame, рассмотрите возможность удаления их ранее в коде, чтобы избежать путаницы.</text:span></text:p>
        </text:list-item>
        <text:list-item>
          <text:p text:style-name="P19"><text:span text:style-name="Strong_20_Emphasis"><text:span text:style-name="T1">Проверка лучших параметров</text:span></text:span><text:span text:style-name="T1"> . После получения лучших параметров с помощью </text:span><text:span text:style-name="Source_20_Text"><text:span text:style-name="T1">GridSearchCV</text:span></text:span><text:span text:style-name="T1">вы также можете оценить модель на тестовом наборе, чтобы убедиться, что она хорошо обобщается.</text:span></text:p>
        </text:list-item>
        <text:list-item>
          <text:p text:style-name="P19"><text:span text:style-name="Strong_20_Emphasis"><text:span text:style-name="T1">Важность функции</text:span></text:span><text:span text:style-name="T1"> : после подбора модели рассмотрите возможность проверки важности функции, чтобы понять, какие функции влияют на прогнозы.</text:span></text:p>
        </text:list-item>
        <text:list-item>
          <text:p text:style-name="P19"><text:span text:style-name="Strong_20_Emphasis"><text:span text:style-name="T1">Конвейер</text:span></text:span><text:span text:style-name="T1"> : рассмотрите возможность создания конвейера scikit-learning, чтобы упростить этот процесс.</text:span></text:p>
        </text:list-item>
        <text:list-item>
          <text:p text:style-name="P19"><text:span text:style-name="Strong_20_Emphasis"><text:span text:style-name="T1">Сохранить модель</text:span></text:span><text:span text:style-name="T1"> : после обучения вы можете сохранить лучшую модель для будущего использования.</text:span></text:p>
        </text:list-item>
        <text:list-item>
          <text:p text:style-name="P19"><text:span text:style-name="Strong_20_Emphasis"><text:span text:style-name="T1">Визуализации</text:span></text:span><text:span text:style-name="T1"> . Добавление визуализаций данных может помочь вам и другим понять распределение функций, производительность модели и т. д.</text:span></text:p>
        </text:list-item>
        <text:list-item>
          <text:p text:style-name="P19"><text:span text:style-name="Strong_20_Emphasis"><text:span text:style-name="T1">Документация</text:span></text:span><text:span text:style-name="T1"> . Добавление дополнительных комментариев, объясняющих каждый раздел или шаг, может облегчить понимание кода.</text:span></text:p>
        </text:list-item>
      </text:list>
      <text:p text:style-name="P10">рассчитывает EMA, генерирует торговые сигналы и выполняет базовое тестирование на </text:p>
      <text:p text:style-name="P10"/>
      <text:p text:style-name="P10"/>
      <text:p text:style-name="P11"><text:soft-page-break/>Конечно! Создание модели машинного обучения включает в себя несколько ключевых шагов: от понимания проблемы до развертывания модели. Ниже приведено пошаговое руководство по построению архитектуры модели, включая некоторые фрагменты кода на Python для практического понимания.</text:p>
      <text:h text:style-name="P5" text:outline-level="3">Шаг 1. Поймите проблему и соберите данные</text:h>
      <text:p text:style-name="P4">Прежде чем приступить к работе с моделью, вам необходимо понять, что вы пытаетесь решить. Тип модели, которую вы можете использовать, зависит от того, является ли это проблемой классификации, проблемой регрессии, проблемой кластеризации и т. д.</text:p>
      <text:h text:style-name="P5" text:outline-level="3">Шаг 2: Предварительная обработка данных</text:h>
      <text:list xml:id="list1903979992" text:style-name="L4">
        <text:list-item>
          <text:p text:style-name="P20"><text:span text:style-name="Strong_20_Emphasis"><text:span text:style-name="T1">Импортировать библиотеки</text:span></text:span></text:p>
          <text:p text:style-name="P13">питонСкопировать код</text:p>
          <text:p text:style-name="P14"><text:span text:style-name="Source_20_Text"><text:span text:style-name="T1">import pandas as pd</text:span></text:span></text:p>
          <text:p text:style-name="P14"><text:span text:style-name="Source_20_Text"><text:span text:style-name="T1">import numpy as np</text:span></text:span></text:p>
          <text:p text:style-name="P14"><text:span text:style-name="Source_20_Text"><text:span text:style-name="T1">from sklearn.model_selection import train_test_split</text:span></text:span></text:p>
          <text:p text:style-name="P15"><text:span text:style-name="Source_20_Text"><text:span text:style-name="T1">from sklearn.preprocessing import StandardScaler</text:span></text:span></text:p>
        </text:list-item>
        <text:list-item>
          <text:p text:style-name="P20"><text:span text:style-name="Strong_20_Emphasis"><text:span text:style-name="T1">Загрузить данные</text:span></text:span></text:p>
          <text:p text:style-name="P13">питонСкопировать код</text:p>
          <text:p text:style-name="P15"><text:span text:style-name="Source_20_Text"><text:span text:style-name="T1">df = pd.read_csv('your_data.csv')</text:span></text:span></text:p>
        </text:list-item>
        <text:list-item>
          <text:p text:style-name="P20"><text:span text:style-name="Strong_20_Emphasis"><text:span text:style-name="T1">Очистка данных</text:span></text:span></text:p>
          <text:p text:style-name="P13">питонСкопировать код</text:p>
          <text:p text:style-name="P15"><text:span text:style-name="Source_20_Text"><text:span text:style-name="T1">df.dropna(inplace=True) <text:s/># Drop missing values</text:span></text:span></text:p>
        </text:list-item>
        <text:list-item>
          <text:p text:style-name="P20"><text:span text:style-name="Strong_20_Emphasis"><text:span text:style-name="T1">Особенности проектирования</text:span></text:span></text:p>
          <text:p text:style-name="P13">питонСкопировать код</text:p>
          <text:p text:style-name="P15"><text:span text:style-name="Source_20_Text"><text:span text:style-name="T1">df['new_feature'] = df['feature1'] / df['feature2']</text:span></text:span></text:p>
        </text:list-item>
        <text:list-item>
          <text:p text:style-name="P20"><text:span text:style-name="Strong_20_Emphasis"><text:span text:style-name="T1">Разделение данных</text:span></text:span></text:p>
          <text:p text:style-name="P13">питонСкопировать код</text:p>
          <text:p text:style-name="P14"><text:span text:style-name="Source_20_Text"><text:span text:style-name="T1">X = df.drop('target_column', axis=1)</text:span></text:span></text:p>
          <text:p text:style-name="P14"><text:span text:style-name="Source_20_Text"><text:span text:style-name="T1">y = df['target_column']</text:span></text:span></text:p>
          <text:p text:style-name="P15"><text:span text:style-name="Source_20_Text"><text:span text:style-name="T1">X_train, X_test, y_train, y_test = train_test_split(X, y, test_size=0.2)</text:span></text:span></text:p>
        </text:list-item>
        <text:list-item>
          <text:p text:style-name="P20"><text:span text:style-name="Strong_20_Emphasis"><text:span text:style-name="T1">Масштабирование функций</text:span></text:span></text:p>
          <text:p text:style-name="P13">питонСкопировать код</text:p>
          <text:p text:style-name="P14"><text:span text:style-name="Source_20_Text"><text:span text:style-name="T1">scaler = StandardScaler()</text:span></text:span></text:p>
          <text:p text:style-name="P14"><text:span text:style-name="Source_20_Text"><text:span text:style-name="T1">X_train_scaled = scaler.fit_transform(X_train)</text:span></text:span></text:p>
          <text:p text:style-name="P15"><text:span text:style-name="Source_20_Text"><text:span text:style-name="T1">X_test_scaled = scaler.transform(X_test)</text:span></text:span></text:p>
        </text:list-item>
      </text:list>
      <text:h text:style-name="P5" text:outline-level="3"><text:soft-page-break/>Шаг 3: Выбор модели</text:h>
      <text:p text:style-name="P4">Выберите модель, которая соответствует вашей проблеме. Здесь в качестве примера мы будем использовать регрессор повышения градиента.</text:p>
      <text:p text:style-name="P7">питонСкопировать код</text:p>
      <text:p text:style-name="P6"><text:span text:style-name="Source_20_Text"><text:span text:style-name="T1">from sklearn.ensemble import GradientBoostingRegressor</text:span></text:span></text:p>
      <text:p text:style-name="P9"><text:span text:style-name="Source_20_Text"><text:span text:style-name="T1">model = GradientBoostingRegressor()</text:span></text:span></text:p>
      <text:h text:style-name="P5" text:outline-level="3">Шаг 4: Обучение модели</text:h>
      <text:p text:style-name="P4">Обучите модель, используя обучающие данные.</text:p>
      <text:p text:style-name="P7">питонСкопировать код</text:p>
      <text:p text:style-name="P9"><text:span text:style-name="Source_20_Text"><text:span text:style-name="T1">model.fit(X_train_scaled, y_train)</text:span></text:span></text:p>
      <text:h text:style-name="P5" text:outline-level="3">Шаг 5: Оценка модели</text:h>
      <text:p text:style-name="P4">Оцените модель, используя показатели, имеющие отношение к вашей проблеме. Для задачи регрессии может подойти среднеквадратическая ошибка.</text:p>
      <text:p text:style-name="P7">питонСкопировать код</text:p>
      <text:p text:style-name="P6"><text:span text:style-name="Source_20_Text"><text:span text:style-name="T1">from sklearn.metrics import mean_squared_error</text:span></text:span></text:p>
      <text:p text:style-name="P6"><text:span text:style-name="Source_20_Text"><text:span text:style-name="T1">y_pred = model.predict(X_test_scaled)</text:span></text:span></text:p>
      <text:p text:style-name="P6"><text:span text:style-name="Source_20_Text"><text:span text:style-name="T1">mse = mean_squared_error(y_test, y_pred)</text:span></text:span></text:p>
      <text:p text:style-name="P9"><text:span text:style-name="Source_20_Text"><text:span text:style-name="T1">print(f'Mean Squared Error: {mse}')</text:span></text:span></text:p>
      <text:h text:style-name="P5" text:outline-level="3">Шаг 6. Настройка гиперпараметров (необязательно)</text:h>
      <text:p text:style-name="P4">Настройте модель для повышения производительности, используя такие методы, как GridSearchCV или RandomizedSearchCV.</text:p>
      <text:h text:style-name="P5" text:outline-level="3">Шаг 7. Развертывание модели (необязательно)</text:h>
      <text:p text:style-name="P4">Как только вы будете удовлетворены производительностью модели, последним шагом будет ее развертывание в производственной среде, где она сможет начать получать новые данные и делать прогнозы.</text:p>
      <text:h text:style-name="P5" text:outline-level="3">Шаг 8. Техническое обслуживание (дополнительно)</text:h>
      <text:p text:style-name="P4">Модели машинного обучения могут нуждаться в переобучении или корректировке по мере поступления новых данных, поэтому может потребоваться постоянное обслуживание.</text:p>
      <text:p text:style-name="P4">Это общие этапы построения архитектуры модели. Подробности могут различаться в зависимости от решаемой проблемы, имеющихся у вас данных и используемой модели.</text:p>
      <text:p text:style-name="P3"/>
      <text:p text:style-name="P3"/>
      <text:p text:style-name="P11"><text:soft-page-break/>Обеспечение того, чтобы на ваши показатели не оказывали чрезмерного влияния выбросы или шум в данных, является важнейшим аспектом проверки модели. Вот несколько стратегий решения этой проблемы:</text:p>
      <text:h text:style-name="P5" text:outline-level="3">Предварительная обработка данных</text:h>
      <text:list xml:id="list3432895563" text:style-name="L5">
        <text:list-item>
          <text:p text:style-name="P21"><text:span text:style-name="Strong_20_Emphasis"><text:span text:style-name="T1">Обнаружение выбросов</text:span></text:span><text:span text:style-name="T1"> : еще до обучения модели вы можете выявить и удалить или настроить выбросы, которые могут оказать чрезмерное влияние на производительность модели.</text:span></text:p>
        </text:list-item>
        <text:list-item>
          <text:p text:style-name="P21"><text:span text:style-name="Strong_20_Emphasis"><text:span text:style-name="T1">Масштабирование функций</text:span></text:span><text:span text:style-name="T1"> . Такие методы масштабирования функций, как MinMax Scaling, Standard Scaling или Robust Scaling, могут снизить влияние выбросов. Надежное масштабирование особенно полезно при работе с выбросами.</text:span></text:p>
        </text:list-item>
        <text:list-item>
          <text:p text:style-name="P21"><text:span text:style-name="Strong_20_Emphasis"><text:span text:style-name="T1">Сглаживание данных</text:span></text:span><text:span text:style-name="T1"> . Для сглаживания данных можно использовать такие методы, как прокручивание или группирование, что может помочь снизить влияние шума.</text:span></text:p>
        </text:list-item>
        <text:list-item>
          <text:p text:style-name="P21"><text:span text:style-name="Strong_20_Emphasis"><text:span text:style-name="T1">Преобразование данных</text:span></text:span><text:span text:style-name="T1"> . Логарифмические преобразования или преобразования с квадратным корнем иногда могут сделать данные более «нормальными», уменьшая влияние выбросов.</text:span></text:p>
        </text:list-item>
      </text:list>
      <text:h text:style-name="P5" text:outline-level="3">Конфигурация модели</text:h>
      <text:list xml:id="list4118708762" text:style-name="L6">
        <text:list-item>
          <text:p text:style-name="P22"><text:span text:style-name="Strong_20_Emphasis"><text:span text:style-name="T1">Устойчивая функция потерь</text:span></text:span><text:span text:style-name="T1"> : используйте функцию потерь, устойчивую к выбросам, например, потерю Хубера или потерю квантиля, вместо среднеквадратической ошибки, которая чувствительна к выбросам.</text:span></text:p>
        </text:list-item>
        <text:list-item>
          <text:p text:style-name="P22"><text:span text:style-name="Strong_20_Emphasis"><text:span text:style-name="T1">Регуляризация</text:span></text:span><text:span text:style-name="T1"> . Такие методы, как регуляризация L1 или L2, могут помочь модели лучше обобщать и не подгоняться к зашумленным точкам в обучающих данных.</text:span></text:p>
        </text:list-item>
      </text:list>
      <text:h text:style-name="P5" text:outline-level="3">Оценка модели</text:h>
      <text:list xml:id="list2600911979" text:style-name="L7">
        <text:list-item>
          <text:p text:style-name="P23"><text:span text:style-name="Strong_20_Emphasis"><text:span text:style-name="T1">Перекрестная проверка</text:span></text:span><text:span text:style-name="T1"> . Используйте такие методы, как перекрестная проверка в k-кратном размере, чтобы гарантировать, что модель хорошо работает на различных подмножествах данных.</text:span></text:p>
        </text:list-item>
        <text:list-item>
          <text:p text:style-name="P23"><text:span text:style-name="Strong_20_Emphasis"><text:span text:style-name="T1">Методы повторной выборки</text:span></text:span><text:span text:style-name="T1"> . Использование таких методов, как начальная загрузка, может обеспечить более надежную оценку производительности модели.</text:span></text:p>
        </text:list-item>
        <text:list-item>
          <text:p text:style-name="P23"><text:span text:style-name="Strong_20_Emphasis"><text:span text:style-name="T1">Чувствительность и специфичность</text:span></text:span><text:span text:style-name="T1"> . Оцените свою модель с помощью дополнительных показателей, таких как точность, полнота, показатель F1 и AUC-ROC, чтобы проверить, не является ли она чрезмерно чувствительной к выбросам или шуму в определенном классе.</text:span></text:p>
        </text:list-item>
        <text:list-item>
          <text:p text:style-name="P23"><text:soft-page-break/><text:span text:style-name="Strong_20_Emphasis"><text:span text:style-name="T1">Визуальная проверка</text:span></text:span><text:span text:style-name="T1"> : отображение остатков, ошибок прогнозирования или просто сопоставление прогнозируемых и фактических значений может дать представление о том, оказывают ли выбросы чрезмерное влияние на вашу модель.</text:span></text:p>
        </text:list-item>
        <text:list-item>
          <text:p text:style-name="P23"><text:span text:style-name="Strong_20_Emphasis"><text:span text:style-name="T1">Сравните с базовым уровнем</text:span></text:span><text:span text:style-name="T1"> . Иногда простая модель может дать представление о том, насколько необходима сложность. Если сложная модель не существенно лучше простой, добавленная сложность может быть связана с шумом.</text:span></text:p>
        </text:list-item>
        <text:list-item>
          <text:p text:style-name="P23"><text:span text:style-name="Strong_20_Emphasis"><text:span text:style-name="T1">Изучите худшие и лучшие прогнозы</text:span></text:span><text:span text:style-name="T1"> : изучите примеры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20:40:25.709183600</meta:creation-date>
    <dc:date>2023-09-18T21:43:16.672681954</dc:date>
    <meta:editing-duration>PT6H1M1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7" meta:paragraph-count="114" meta:word-count="1282" meta:character-count="9862" meta:non-whitespace-character-count="8743"/>
  </office:meta>
</office:document-meta>
</file>